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paragraph-properties fo:margin-top="0in" fo:margin-bottom="0in" loext:contextual-spacing="false" fo:line-height="100%" fo:text-align="center" style:justify-single-word="false"/>
    </style:style>
    <style:style style:name="P3" style:family="paragraph">
      <loext:graphic-properties draw:fill="none"/>
      <style:paragraph-properties fo:text-align="start"/>
      <style:text-properties fo:color="#ffffff" fo:font-size="18pt"/>
    </style:style>
    <style:style style:name="T1" style:family="text">
      <style:text-properties fo:font-variant="small-caps" fo:color="#000000" style:font-name="Helvetica" fo:font-size="10pt" fo:background-color="#ffffff" loext:char-shading-value="0" style:font-size-asian="10pt" style:font-name-complex="Helvetica1" style:font-size-complex="10pt"/>
    </style:style>
    <style:style style:name="T2" style:family="text">
      <style:text-properties fo:color="#000000" style:font-name="Helvetica" fo:font-size="10pt" fo:background-color="#ffffff" loext:char-shading-value="0" style:font-size-asian="10pt" style:font-name-complex="Helvetica1" style:font-size-complex="10pt"/>
    </style:style>
    <style:style style:name="gr1" style:family="graphic" style:parent-style-name="Frame">
      <style:graphic-properties draw:stroke="none" svg:stroke-width="0.0035in" draw:stroke-linejoin="miter" svg:stroke-linecap="butt" draw:fill="none" draw:textarea-vertical-align="middle" draw:auto-grow-height="false" fo:min-height="0.6016in" fo:min-width="1.7689in" fo:padding-top="0.05in" fo:padding-bottom="0.05in" fo:padding-left="0.1in" fo:padding-right="0.1in" fo:wrap-option="wrap" fo:margin-left="0in" fo:margin-right="0in" fo:margin-top="0in" fo:margin-bottom="0.0075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Rectangle 79" draw:style-name="gr1" draw:text-style-name="P3" svg:width="1.9685in" svg:height="0.7012in" svg:x="1.9835in" svg:y="0.011in"><text:p text:style-name="P2"><text:span text:style-name="T1">Tri Yuniant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80" draw:style-name="gr1" draw:text-style-name="P3" svg:width="1.9685in" svg:height="0.7012in" svg:x="1.9835in" svg:y="6.6953in"><text:p text:style-name="P2"><text:span text:style-name="T2">Anggit Arswend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82" draw:style-name="gr1" draw:text-style-name="P3" svg:width="1.9685in" svg:height="0.7012in" svg:x="1.9835in" svg:y="5.9484in"><text:p text:style-name="P2"><text:span text:style-name="T2">Muhamad Fahrizal Farid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84" draw:style-name="gr1" draw:text-style-name="P3" svg:width="1.9685in" svg:height="0.7012in" svg:x="1.9835in" svg:y="5.2071in"><text:p text:style-name="P2"><text:span text:style-name="T2">Dimas Oktanugrah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86" draw:style-name="gr1" draw:text-style-name="P3" svg:width="1.9685in" svg:height="0.7012in" svg:x="1.9835in" svg:y="4.4634in"><text:p text:style-name="P2"><text:span text:style-name="T2">Aryo Eko Saputr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88" draw:style-name="gr1" draw:text-style-name="P3" svg:width="1.9685in" svg:height="0.7012in" svg:x="1.9835in" svg:y="3.7209in"><text:p text:style-name="P2"><text:span text:style-name="T2">Ade Suhad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90" draw:style-name="gr1" draw:text-style-name="P3" svg:width="1.9685in" svg:height="0.7012in" svg:x="1.9835in" svg:y="2.9807in"><text:p text:style-name="P2"><text:span text:style-name="T2">Agung Pambud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92" draw:style-name="gr1" draw:text-style-name="P3" svg:width="1.9685in" svg:height="0.7012in" svg:x="1.9835in" svg:y="2.2398in"><text:p text:style-name="P2"><text:span text:style-name="T2">Diaz Agfa Nurib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94" draw:style-name="gr1" draw:text-style-name="P3" svg:width="1.9685in" svg:height="0.7012in" svg:x="1.9835in" svg:y="1.4972in"><text:p text:style-name="P2"><text:span text:style-name="T2">Agnan Primahardik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Rectangle 96" draw:style-name="gr1" draw:text-style-name="P3" svg:width="1.9685in" svg:height="0.7012in" svg:x="1.9862in" svg:y="0.7528in"><text:p text:style-name="P2"><text:span text:style-name="T2">Aisya Nur Sulistyoningsih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Rectangle 77" draw:style-name="gr1" draw:text-style-name="P3" svg:width="1.9685in" svg:height="0.7012in" svg:x="3.978in" svg:y="0.7535in"><text:p text:style-name="P2"><text:span text:style-name="T2">Dyah Utari Hastrarin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75" draw:style-name="gr1" draw:text-style-name="P3" svg:width="1.9685in" svg:height="0.7012in" svg:x="3.9752in" svg:y="1.498in"><text:p text:style-name="P2"><text:span text:style-name="T2">Teguh Maulan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Rectangle 73" draw:style-name="gr1" draw:text-style-name="P3" svg:width="1.9685in" svg:height="0.7012in" svg:x="3.9752in" svg:y="2.2402in"><text:p text:style-name="P2"><text:span text:style-name="T2">Imam Sudrajat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71" draw:style-name="gr1" draw:text-style-name="P3" svg:width="1.9685in" svg:height="0.7012in" svg:x="3.9752in" svg:y="2.9811in"><text:p text:style-name="P2"><text:span text:style-name="T2">Jaler Sekar Maj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Rectangle 69" draw:style-name="gr1" draw:text-style-name="P3" svg:width="1.9685in" svg:height="0.7012in" svg:x="3.9752in" svg:y="3.7217in"><text:p text:style-name="P2"><text:span text:style-name="T2">Awal Rahandit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Rectangle 67" draw:style-name="gr1" draw:text-style-name="P3" svg:width="1.9685in" svg:height="0.7012in" svg:x="3.9752in" svg:y="4.4638in"><text:p text:style-name="P2"><text:span text:style-name="T2">Muchamad Rizal Rinald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Rectangle 65" draw:style-name="gr1" draw:text-style-name="P3" svg:width="1.9685in" svg:height="0.7012in" svg:x="3.9752in" svg:y="5.2075in"><text:p text:style-name="P2"><text:span text:style-name="T2">Ivan Kusuma Auli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Rectangle 63" draw:style-name="gr1" draw:text-style-name="P3" svg:width="1.9685in" svg:height="0.7012in" svg:x="3.9752in" svg:y="5.9492in"><text:p text:style-name="P2"><text:span text:style-name="T2">Muh Aziz Iqbal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Rectangle 61" draw:style-name="gr1" draw:text-style-name="P3" svg:width="1.9685in" svg:height="0.7012in" svg:x="3.9752in" svg:y="6.6957in"><text:p text:style-name="P2"><text:span text:style-name="T2">Reza Anggrain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Rectangle 60" draw:style-name="gr1" draw:text-style-name="P3" svg:width="1.9685in" svg:height="0.7012in" svg:x="3.9752in" svg:y="0.0118in"><text:p text:style-name="P2"><text:bookmark-start text:name="_GoBack"/><text:span text:style-name="T2">Bruno Fandi</text:span><text:bookmark-end text:name="_GoBack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Rectangle 1" draw:style-name="gr1" draw:text-style-name="P3" svg:width="1.9685in" svg:height="0.7012in" svg:x="-0.0035in" svg:y="0.011in"><text:p text:style-name="P2"><text:span text:style-name="T2">Alwy Herfian Satriatam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Rectangle 18" draw:style-name="gr1" draw:text-style-name="P3" svg:width="1.9685in" svg:height="0.7012in" svg:x="-0.0035in" svg:y="1.4972in"><text:p text:style-name="P2"><text:span text:style-name="T2">Yesica Nurzaman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Rectangle 20" draw:style-name="gr1" draw:text-style-name="P3" svg:width="1.9685in" svg:height="0.7012in" svg:x="-0.0008in" svg:y="0.7528in"><text:p text:style-name="P2"><text:span text:style-name="T2">Azman Latif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Rectangle 16" draw:style-name="gr1" draw:text-style-name="P3" svg:width="1.9685in" svg:height="0.7012in" svg:x="-0.0035in" svg:y="2.2398in"><text:p text:style-name="P2"><text:span text:style-name="T2">Widia Khairunnis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14" draw:style-name="gr1" draw:text-style-name="P3" svg:width="1.9685in" svg:height="0.7012in" svg:x="-0.0035in" svg:y="2.9807in"><text:p text:style-name="P2"><text:span text:style-name="T2">Imam Syuhad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12" draw:style-name="gr1" draw:text-style-name="P3" svg:width="1.9685in" svg:height="0.7012in" svg:x="-0.0035in" svg:y="3.7209in"><text:p text:style-name="P2"><text:span text:style-name="T2">Rahmad Kurniawan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Rectangle 10" draw:style-name="gr1" draw:text-style-name="P3" svg:width="1.9685in" svg:height="0.7012in" svg:x="-0.0035in" svg:y="4.4634in"><text:p text:style-name="P2"><text:span text:style-name="T2">Aji Mahsa Al Maukuf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8" draw:style-name="gr1" draw:text-style-name="P3" svg:width="1.9685in" svg:height="0.7012in" svg:x="-0.0035in" svg:y="5.2071in"><text:p text:style-name="P2"><text:span text:style-name="T2">Albian Caesar Dihar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6" draw:style-name="gr1" draw:text-style-name="P3" svg:width="1.9685in" svg:height="0.7012in" svg:x="-0.0035in" svg:y="5.9484in"><text:p text:style-name="P2"><text:span text:style-name="T2">Brillianda Resibism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4" draw:style-name="gr1" draw:text-style-name="P3" svg:width="1.9685in" svg:height="0.7012in" svg:x="-0.0035in" svg:y="6.6953in"><text:p text:style-name="P2"><text:span text:style-name="T2">Wachid Baharudin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1035in" fo:page-height="7.639in" style:num-format="1" style:print-orientation="portrait" fo:margin-top="0.1181in" fo:margin-bottom="0.1181in" fo:margin-left="0.0783in" fo:margin-right="0.0783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yah Utari Hastrarini</meta:initial-creator>
    <meta:editing-cycles>5</meta:editing-cycles>
    <meta:print-date>2019-11-16T16:15:00</meta:print-date>
    <meta:creation-date>2019-11-16T15:13:00</meta:creation-date>
    <dc:date>2019-11-24T16:12:04.190716568</dc:date>
    <meta:editing-duration>PT1H7M48S</meta:editing-duration>
    <meta:generator>LibreOffice/6.3.3.2$MacOSX_X86_64 LibreOffice_project/a64200df03143b798afd1ec74a12ab50359878ed</meta:generator>
    <meta:document-statistic meta:table-count="0" meta:image-count="0" meta:object-count="0" meta:page-count="1" meta:paragraph-count="30" meta:word-count="73" meta:character-count="487" meta:non-whitespace-character-count="4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